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fe7f5" fo:padding="0.0382in" fo:border="non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fe7f5" fo:padding="0.0382in" fo:border="none">
        <style:background-image/>
      </style:table-cell-properties>
    </style:style>
    <style:style style:name="P1" style:family="paragraph" style:parent-style-name="Standard">
      <style:text-properties fo:color="#004586" style:font-name="Calibri" fo:font-size="22pt" fo:language="es" fo:country="UY"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color="#004586" style:font-name="Calibri" fo:font-size="14pt" fo:language="es" fo:country="UY"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004586" style:font-name="Calibri" fo:font-size="36pt" fo:language="es" fo:country="UY"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color="#004586" style:font-name="Calibri" fo:font-size="48pt" fo:language="es" fo:country="UY" fo:font-weight="bold" style:font-size-asian="48pt" style:font-weight-asian="bold" style:font-size-complex="48pt" style:font-weight-complex="bold"/>
    </style:style>
    <style:style style:name="P5" style:family="paragraph" style:parent-style-name="Standard">
      <style:paragraph-properties fo:text-align="center" style:justify-single-word="false"/>
      <style:text-properties fo:color="#004586" style:font-name="Calibri" fo:font-size="40pt" fo:language="es" fo:country="UY" fo:font-weight="bold" style:font-size-asian="40pt" style:font-weight-asian="bold" style:font-size-complex="40pt" style:font-weight-complex="bold"/>
    </style:style>
    <style:style style:name="P6" style:family="paragraph" style:parent-style-name="Standard">
      <style:paragraph-properties fo:text-align="center" style:justify-single-word="false"/>
    </style:style>
    <style:style style:name="P7" style:family="paragraph" style:parent-style-name="Text_20_body">
      <style:text-properties fo:font-size="12pt" style:font-size-asian="10.5pt" style:font-size-complex="12pt"/>
    </style:style>
    <style:style style:name="P8" style:family="paragraph" style:parent-style-name="Text_20_body" style:list-style-name="L1">
      <style:text-properties fo:font-size="12pt" style:font-size-asian="10.5pt" style:font-size-complex="12pt"/>
    </style:style>
    <style:style style:name="P9" style:family="paragraph" style:parent-style-name="Text_20_body">
      <style:paragraph-properties fo:text-align="justify" style:justify-single-word="false"/>
      <style:text-properties style:use-window-font-color="true" fo:font-size="12pt" style:font-size-asian="10.5pt" style:font-size-complex="12pt"/>
    </style:style>
    <style:style style:name="P10" style:family="paragraph" style:parent-style-name="Text_20_body">
      <style:paragraph-properties fo:text-align="justify" style:justify-single-word="false"/>
      <style:text-properties style:use-window-font-color="true" fo:font-size="12pt" fo:font-weight="bold" style:font-size-asian="10.5pt" style:font-weight-asian="bold" style:font-size-complex="12pt" style:font-weight-complex="bold"/>
    </style:style>
    <style:style style:name="P11" style:family="paragraph" style:parent-style-name="Text_20_body">
      <style:paragraph-properties fo:text-align="justify" style:justify-single-word="false"/>
      <style:text-properties style:use-window-font-color="true" fo:font-size="12pt" fo:font-weight="normal"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fo:text-align="justify" style:justify-single-word="false"/>
      <style:text-properties style:use-window-font-color="true" style:font-name="Calibri" fo:font-size="12pt" style:font-size-asian="10.5pt" style:font-size-complex="12pt"/>
    </style:style>
    <style:style style:name="P15" style:family="paragraph" style:parent-style-name="Text_20_body">
      <style:paragraph-properties fo:margin-top="0.1665in" fo:margin-bottom="0.0835in" fo:text-align="justify" style:justify-single-word="false"/>
    </style:style>
    <style:style style:name="P16" style:family="paragraph" style:parent-style-name="Text_20_body">
      <style:paragraph-properties fo:margin-top="0.1665in" fo:margin-bottom="0.0835in" fo:text-align="justify" style:justify-single-word="false"/>
      <style:text-properties fo:color="#000000" fo:font-size="12pt" style:font-size-asian="10.5pt" style:font-size-complex="12pt"/>
    </style:style>
    <style:style style:name="P17" style:family="paragraph" style:parent-style-name="Text_20_body">
      <style:paragraph-properties fo:margin-left="0.4925in" fo:margin-right="0in" fo:text-align="justify" style:justify-single-word="false" fo:text-indent="0in" style:auto-text-indent="false"/>
      <style:text-properties style:use-window-font-color="true" fo:font-size="12pt" fo:font-weight="bold" style:font-size-asian="10.5pt" style:font-weight-asian="bold" style:font-size-complex="12pt" style:font-weight-complex="bold"/>
    </style:style>
    <style:style style:name="P18" style:family="paragraph" style:parent-style-name="Header">
      <style:text-properties style:font-name="Calibri"/>
    </style:style>
    <style:style style:name="P19" style:family="paragraph" style:parent-style-name="Heading_20_1">
      <style:paragraph-properties fo:break-before="page"/>
    </style:style>
    <style:style style:name="P20" style:family="paragraph" style:parent-style-name="Heading_20_1">
      <style:paragraph-properties fo:margin-top="0.1665in" fo:margin-bottom="0.0835in" fo:break-before="page" fo:keep-with-next="alway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color="#004586" style:font-name="Calibri"/>
    </style:style>
    <style:style style:name="T2" style:family="text">
      <style:text-properties fo:color="#004586" style:font-name="Calibri" fo:font-size="20pt" style:font-size-asian="20pt" style:font-size-complex="20pt"/>
    </style:style>
    <style:style style:name="T3" style:family="text">
      <style:text-properties fo:color="#004586" style:font-name="Calibri" fo:font-size="20pt" style:font-name-asian="SimSun" style:font-size-asian="20pt" style:font-name-complex="Lucida Sans" style:font-size-complex="20pt"/>
    </style:style>
    <style:style style:name="T4" style:family="text">
      <style:text-properties fo:color="#004586" style:font-name="Calibri" fo:font-size="14pt" fo:language="es" fo:country="UY" fo:font-weight="bold" style:font-size-asian="14pt" style:font-weight-asian="bold" style:font-size-complex="14pt" style:font-weight-complex="bold"/>
    </style:style>
    <style:style style:name="T5" style:family="text">
      <style:text-properties fo:color="#004586" style:font-name="Calibri" fo:font-size="16pt" fo:font-style="normal" style:font-name-asian="SimSun" style:font-size-asian="16pt" style:font-style-asian="normal" style:font-name-complex="Lucida Sans" style:font-size-complex="16pt" style:font-style-complex="normal"/>
    </style:style>
    <style:style style:name="T6" style:family="text">
      <style:text-properties fo:color="#004586" style:font-name="Calibri" fo:font-style="normal" style:font-name-asian="SimSun" style:font-style-asian="normal" style:font-name-complex="Lucida Sans" style:font-style-complex="normal"/>
    </style:style>
    <style:style style:name="T7" style:family="text">
      <style:text-properties style:font-name="Calibri"/>
    </style:style>
    <style:style style:name="T8" style:family="text">
      <style:text-properties style:font-name="Calibri" style:font-name-asian="SimSun" style:font-name-complex="Lucida Sans"/>
    </style:style>
    <style:style style:name="T9" style:family="text">
      <style:text-properties style:font-name="Calibri" fo:font-size="20pt" style:font-size-asian="20pt" style:font-size-complex="20pt"/>
    </style:style>
    <style:style style:name="T10" style:family="text">
      <style:text-properties style:font-name="Calibri" fo:font-size="12pt" style:font-size-asian="10.5pt" style:font-size-complex="12pt"/>
    </style:style>
    <style:style style:name="T11" style:family="text">
      <style:text-properties style:use-window-font-color="true" style:font-name="Calibri"/>
    </style:style>
    <style:style style:name="T12" style:family="text">
      <style:text-properties style:use-window-font-color="true" style:font-name="Calibri" fo:font-size="12pt" style:font-name-asian="SimSun" style:font-size-asian="10.5pt" style:font-name-complex="Lucida Sans" style:font-size-complex="12pt"/>
    </style:style>
    <style:style style:name="T13" style:family="text">
      <style:text-properties style:use-window-font-color="true" style:font-name="Calibri" fo:font-size="12pt" style:font-size-asian="10.5pt" style:font-size-complex="12pt"/>
    </style:style>
    <style:style style:name="T14" style:family="text">
      <style:text-properties style:use-window-font-color="true" style:font-name="Calibri" fo:font-style="normal" style:font-name-asian="SimSun" style:font-style-asian="normal" style:font-name-complex="Lucida Sans" style:font-style-complex="normal"/>
    </style:style>
    <style:style style:name="T15" style:family="text">
      <style:text-properties fo:color="#000000" style:font-name="Calibri" fo:font-size="12pt" style:font-name-asian="SimSun" style:font-size-asian="10.5pt" style:font-name-complex="Lucida Sans" style:font-size-complex="12pt"/>
    </style:style>
    <style:style style:name="T16" style:family="text">
      <style:text-properties style:font-name-asian="SimSun" style:font-name-complex="Lucida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Diseño de Compiladores</text:p>
      <text:p text:style-name="P5">Intérprete de Ruby</text:p>
      <text:p text:style-name="P1"/>
      <text:p text:style-name="P1"/>
      <text:p text:style-name="P1"/>
      <text:p text:style-name="P1"/>
      <text:p text:style-name="P1"/>
      <text:p text:style-name="P1"/>
      <text:p text:style-name="P1"/>
      <text:p text:style-name="P1"/>
      <text:p text:style-name="P1"/>
      <text:p text:style-name="P1"/>
      <text:p text:style-name="P2">Casiraghi Martín, Marcelo 4.703.481-6</text:p>
      <text:p text:style-name="P2">Rodríguez Blanco, Martín 4.123.589-6</text:p>
      <text:p text:style-name="P6"><text:span text:style-name="T4">Suttner Michelena, Sebastian 4.216.541-8</text:span></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22"><text:a xlink:type="simple" xlink:href="#__RefHeading__230_1752393114" text:style-name="Index_20_Link" text:visited-style-name="Index_20_Link">Introducción<text:tab/>3</text:a></text:p>
          <text:p text:style-name="P22"><text:a xlink:type="simple" xlink:href="#__RefHeading__108_1752393114" text:style-name="Index_20_Link" text:visited-style-name="Index_20_Link">Herramientas Utilizadas<text:tab/>4</text:a></text:p>
          <text:p text:style-name="P22"><text:a xlink:type="simple" xlink:href="#__RefHeading__110_1752393114" text:style-name="Index_20_Link" text:visited-style-name="Index_20_Link">Análisis Léxico<text:tab/>5</text:a></text:p>
          <text:p text:style-name="P22"><text:a xlink:type="simple" xlink:href="#__RefHeading__112_1752393114" text:style-name="Index_20_Link" text:visited-style-name="Index_20_Link">Análisis Sintáctico<text:tab/>6</text:a></text:p>
          <text:p text:style-name="P21"><text:a xlink:type="simple" xlink:href="#__RefHeading__114_1752393114" text:style-name="Index_20_Link" text:visited-style-name="Index_20_Link">Árbol Sintáctico<text:tab/>6</text:a></text:p>
          <text:p text:style-name="P22"><text:a xlink:type="simple" xlink:href="#__RefHeading__116_1752393114" text:style-name="Index_20_Link" text:visited-style-name="Index_20_Link">Análisis Semántico<text:tab/>7</text:a></text:p>
          <text:p text:style-name="P22"><text:a xlink:type="simple" xlink:href="#__RefHeading__118_1752393114" text:style-name="Index_20_Link" text:visited-style-name="Index_20_Link">Ambiente de Ejecución<text:tab/>8</text:a></text:p>
          <text:p text:style-name="P22"><text:a xlink:type="simple" xlink:href="#__RefHeading__232_1752393114" text:style-name="Index_20_Link" text:visited-style-name="Index_20_Link">Tests<text:tab/>9</text:a></text:p>
          <text:p text:style-name="P22"><text:a xlink:type="simple" xlink:href="#__RefHeading__234_1752393114" text:style-name="Index_20_Link" text:visited-style-name="Index_20_Link">Corriendo el intérprete<text:tab/>10</text:a></text:p>
        </text:index-body>
      </text:table-of-content>
      <text:p text:style-name="Text_20_body"><text:span text:style-name="T2"/></text:p>
      <text:h text:style-name="P19" text:outline-level="1"><text:bookmark-start text:name="__RefHeading__230_1752393114"/><text:span text:style-name="T2">Introducción</text:span><text:bookmark-end text:name="__RefHeading__230_1752393114"/></text:h>
      <text:p text:style-name="Text_20_body"><text:span text:style-name="T2"/></text:p>
      <text:p text:style-name="P9"><text:span text:style-name="T7"><text:tab/>Nos planteamos como objetivo construir un intérprete de Ruby, utilizando las herramientas estudiadas en el curso. Buscamos lograr una interpretación, ejecución y comportamiento similar al que provee el intérprete por defecto del lenguaje Ruby.</text:span></text:p>
      <text:p text:style-name="P9"><text:span text:style-name="T7"><text:tab/>Si bien logramos el objetivo (con algunas consideraciones que aclararemos a continuación), conseguimos bajar a tierra lo estudiado y aprendido en el curso.</text:span></text:p>
      <text:p text:style-name="P9"><text:span text:style-name="T7"><text:tab/>A lo largo del documento explicaremos las decisiones tomadas, problemas encontrados y sus soluciones. Hemos estructurado los temas, siguiendo el hilo conductor propuesto por el curso. Comenzamos explicando cómo manejamos el Front End, para luego describir detalles de cómo encaramos el Back End y finalizaremos con aclaraciones sobre comportamientos en concreto de nuestro intérprete.</text:span></text:p>
      <text:p text:style-name="P9"><text:span text:style-name="T7"/></text:p>
      <text:p text:style-name="P9"><text:span text:style-name="T7"/></text:p>
      <text:h text:style-name="P19" text:outline-level="1"><text:bookmark-start text:name="__RefHeading__108_1752393114"/><text:span text:style-name="T2">Herramientas Utilizadas</text:span><text:bookmark-end text:name="__RefHeading__108_1752393114"/></text:h>
      <text:p text:style-name="P12"><text:span text:style-name="T9"><text:tab/></text:span><text:span text:style-name="T10">Decidimos utilizar los utilitarios Flex y Bison para realizar análisis léxico y sintáctico respectivamente. A nivel de codificación extra, <text:s/>para crear análisis semántico, estructuras y ambiente de ejecución <text:s/>optamos por utilizar el lenguaje de programación C.</text:span></text:p>
      <text:h text:style-name="P20" text:outline-level="1"><text:bookmark-start text:name="__RefHeading__110_1752393114"/><text:span text:style-name="T2">Análisis </text:span><text:span text:style-name="T3">Léxico</text:span><text:bookmark-end text:name="__RefHeading__110_1752393114"/></text:h>
      <text:p text:style-name="P15"><text:span text:style-name="T12"><text:tab/>Buscamos definir los TOKEN que debemos reconocer, así como las expresiones regulares que los representan y así, mediante el Flex, separar la representación física en una secuencia de elementos. Luego la cadena de TOKENs reconocidos se utilizarán en el parser para construir la estructura del programa.</text:span></text:p>
      <text:p text:style-name="P15"><text:span text:style-name="T12">//hablar un poco más de cómo funciona flex</text:span></text:p>
      <text:p text:style-name="P15"><text:span text:style-name="T12"/></text:p>
      <text:p text:style-name="P9"><text:span text:style-name="T8"><text:tab/>La estructura de los archivos Flex es la siguiente:</text:span></text:p>
      <text:p text:style-name="P9"><text:span text:style-name="T8"/></text:p>
      <table:table table:name="Table1" table:style-name="Table1">
        <table:table-column table:style-name="Table1.A"/>
        <table:table-row>
          <table:table-cell table:style-name="Table1.A1" office:value-type="string">
            <text:p text:style-name="P17"><text:span text:style-name="T8">%{</text:span></text:p>
            <text:p text:style-name="P17"><text:span text:style-name="T8">Declarations</text:span></text:p>
            <text:p text:style-name="P17"><text:span text:style-name="T8">%}</text:span></text:p>
            <text:p text:style-name="P17"><text:span text:style-name="T8">Definitions</text:span></text:p>
            <text:p text:style-name="P17"><text:span text:style-name="T8">%%</text:span></text:p>
            <text:p text:style-name="P17"><text:span text:style-name="T8">Rules</text:span></text:p>
            <text:p text:style-name="P17"><text:span text:style-name="T8">%%</text:span></text:p>
            <text:p text:style-name="P17"><text:span text:style-name="T8">User subroutines</text:span></text:p>
          </table:table-cell>
        </table:table-row>
      </table:table>
      <text:p text:style-name="P10"><text:span text:style-name="T8"/></text:p>
      <text:p text:style-name="P11"><text:span text:style-name="T8"><text:tab/>Nuestro archivo se llama ruby_lex_analizer.l</text:span></text:p>
      <text:p text:style-name="P11"><text:span text:style-name="T8"/></text:p>
      <text:p text:style-name="P11"><text:span text:style-name="T8">// Análisis parte a parte de nuestro archivo.</text:span></text:p>
      <text:p text:style-name="P11"><text:span text:style-name="T8">// Aclaraciones sobre require</text:span></text:p>
      <text:h text:style-name="P20" text:outline-level="1"><text:bookmark-start text:name="__RefHeading__112_1752393114"/><text:span text:style-name="T2">Análisis </text:span><text:span text:style-name="T3">Sintáctico</text:span><text:bookmark-end text:name="__RefHeading__112_1752393114"/></text:h>
      <text:p text:style-name="P16"><text:span text:style-name="T8"><text:tab/>Precisamos generar y utilizar un analizador sintáctico que se base en una gramática definida por nosotros. Para ellos utilizamos Bison enlazado con nuestro archivo de Flex para que trabajen en conjunto</text:span></text:p>
      <text:p text:style-name="P16"><text:span text:style-name="T8"/></text:p>
      <table:table table:name="Table2" table:style-name="Table2">
        <table:table-column table:style-name="Table2.A"/>
        <table:table-row>
          <table:table-cell table:style-name="Table2.A1" office:value-type="string">
            <text:p text:style-name="P17"><text:span text:style-name="T8">%{</text:span></text:p>
            <text:p text:style-name="P17"><text:span text:style-name="T8">declaraciones en C</text:span></text:p>
            <text:p text:style-name="P17"><text:span text:style-name="T8">%}</text:span></text:p>
            <text:p text:style-name="P17"><text:span text:style-name="T8">declaraciones de Bison</text:span></text:p>
            <text:p text:style-name="P17"><text:span text:style-name="T8">%%</text:span></text:p>
            <text:p text:style-name="P17"><text:span text:style-name="T8">Reglas gramaticales</text:span></text:p>
            <text:p text:style-name="P17"><text:span text:style-name="T8">%%</text:span></text:p>
            <text:p text:style-name="P17"><text:span text:style-name="T8">Código C adicional</text:span></text:p>
          </table:table-cell>
        </table:table-row>
      </table:table>
      <text:p text:style-name="P13"><text:span text:style-name="T15">// describir a fondo cada una de las partes del archivo .y</text:span></text:p>
      <text:h text:style-name="Heading_20_2" text:outline-level="2"><text:bookmark-start text:name="__RefHeading__114_1752393114"/><text:span text:style-name="T5">Árbol Sintáctico</text:span><text:bookmark-end text:name="__RefHeading__114_1752393114"/></text:h>
      <text:p text:style-name="Text_20_body"><text:span text:style-name="T5"/></text:p>
      <text:p text:style-name="P7"><text:span text:style-name="T14">//hablar de cómo hicimos el árbol y las estructuras utilizadas</text:span><text:span text:style-name="T6"> </text:span></text:p>
      <text:h text:style-name="P20" text:outline-level="1"><text:bookmark-start text:name="__RefHeading__116_1752393114"/><text:span text:style-name="T2">Análisis </text:span><text:span text:style-name="T3">Semántico</text:span><text:bookmark-end text:name="__RefHeading__116_1752393114"/></text:h>
      <text:p text:style-name="P14"><text:span text:style-name="T16"><text:tab/>Una vez generado el AST, contamos con la información necesaria para recorrer el árbol cuantas veces sea necesario. Es posible realizar muchas pasadas y obtener la información necesaria para interpretar el código de entrada. </text:span></text:p>
      <text:p text:style-name="P14"><text:span text:style-name="T16"><text:tab/>Si bien se recomienda generar representación intermedia, tomamos la decisión de no generarla dado que fue posible evaluar el AST directamente y no nos dio el tiempo para agregarlo. Aún así somos conscientes de sus ventajas, tales como el desacoplamiento que provee entre el Front End y el Back End.</text:span></text:p>
      <text:p text:style-name="P14"><text:span text:style-name="T16"><text:tab/>Nuestro análisis semántico se realiza al mismo tiempo que se va interpretando el código. Contamos con una función a nivel de C que evalúa un nodo del árbol. Aplicamos esa función al nodo raíz de nuestro AST, logrando que recursivamente se ejecute nuestro código de entrada nodo a nodo.</text:span></text:p>
      <text:p text:style-name="P14"><text:span text:style-name="T16">// explicar un poco más todo éste encare </text:span></text:p>
      <text:p text:style-name="P14"><text:span text:style-name="T16">// mostrar ejemplos de código</text:span></text:p>
      <text:h text:style-name="P20" text:outline-level="1"><text:bookmark-start text:name="__RefHeading__118_1752393114"/><text:span text:style-name="T2">Ambiente de Ejecución</text:span><text:bookmark-end text:name="__RefHeading__118_1752393114"/></text:h>
      <text:p text:style-name="Text_20_body"><text:span text:style-name="T2"/></text:p>
      <text:p text:style-name="P7"><text:span text:style-name="T1"><text:tab/></text:span><text:span text:style-name="T11">Nuestro ambiente de ejecución consta de tres estructuras principales en memoria.</text:span></text:p>
      <text:p text:style-name="P7"><text:span text:style-name="T11"/></text:p>
      <text:list xml:id="list2152704591" text:style-name="L1">
        <text:list-item>
          <text:p text:style-name="P8"><text:span text:style-name="T11">AST</text:span></text:p>
        </text:list-item>
        <text:list-item>
          <text:p text:style-name="P8"><text:span text:style-name="T11">Tabla de Símbolos</text:span></text:p>
        </text:list-item>
        <text:list-item>
          <text:p text:style-name="P8"><text:span text:style-name="T11">Tabla de Clases</text:span></text:p>
        </text:list-item>
      </text:list>
      <text:p text:style-name="P7"><text:span text:style-name="T11"/></text:p>
      <text:p text:style-name="P7"><text:span text:style-name="T11">// explicar structura de tabla de símbolos</text:span></text:p>
      <text:p text:style-name="Text_20_body"><text:span text:style-name="T13">// explicar structura de tabla de clases</text:span><text:span text:style-name="T2"> </text:span></text:p>
      <text:h text:style-name="P20" text:outline-level="1"><text:bookmark-start text:name="__RefHeading__232_1752393114"/><text:span text:style-name="T2">Tests</text:span><text:bookmark-end text:name="__RefHeading__232_1752393114"/></text:h>
      <text:h text:style-name="P19" text:outline-level="1"><text:bookmark-start text:name="__RefHeading__234_1752393114"/><text:span text:style-name="T2">Corriendo el intérprete</text:span><text:bookmark-end text:name="__RefHeading__234_1752393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Ruby</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3T23:41:54</dc:date>
    <meta:editing-duration>PT2H23M33S</meta:editing-duration>
    <meta:editing-cycles>2</meta:editing-cycles>
    <meta:generator>LibreOffice/3.5$MacOSX_x86 LibreOffice_project/165a79a-7059095-e13bb37-fef39a4-9503d18</meta:generator>
    <meta:document-statistic meta:table-count="2" meta:image-count="0" meta:object-count="0" meta:page-count="10" meta:paragraph-count="65" meta:word-count="551" meta:character-count="3597" meta:non-whitespace-character-count="3095"/>
  </office:meta>
</office:document-meta>
</file>